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8cece9" officeooo:paragraph-rsid="048cece9"/>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bold" officeooo:rsid="0489e130" fo:background-color="transparent" loext:char-shading-value="0" style:font-size-asian="8pt" style:font-style-asian="normal" style:font-weight-asian="bold" style:font-size-complex="8pt" style:font-style-complex="normal" style:font-weight-complex="bold"/>
    </style:style>
    <style:style style:name="T6"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7">I</text:span><text:span text:style-name="T2"> </text:span><text:span text:style-name="T1">woke when Hannah got up to make coffee, drank that on the chair in the living room while playing Finch and Wordle. Hannah was doing a million things around the house, playing </text:span><text:span text:style-name="T6">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6">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6">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8">311</text:span><text:span text:style-name="T1"> </text:span></text:p>
      <text:p text:style-name="P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7T15:17:39.590082511</dc:date>
    <meta:editing-duration>P141DT20H18M13S</meta:editing-duration>
    <meta:editing-cycles>1029</meta:editing-cycles>
    <meta:generator>LibreOffice/24.2.5.2$MacOSX_X86_64 LibreOffice_project/bffef4ea93e59bebbeaf7f431bb02b1a39ee8a59</meta:generator>
    <meta:print-date>2025-02-07T15:18:04.174144487</meta:print-date>
    <meta:document-statistic meta:table-count="0" meta:image-count="0" meta:object-count="0" meta:page-count="2" meta:paragraph-count="11" meta:word-count="257" meta:character-count="1363" meta:non-whitespace-character-count="1110"/>
  </office:meta>
</office:document-meta>
</file>